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Produto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/>
          <table:table-cell office:value-type="string" calcext:value-type="string">
            <text:p>Tênis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Masculi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Sapat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Feminin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Chinela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Masculino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6:43:45.303943053</meta:creation-date>
    <dc:date>2023-02-28T16:51:15.492312102</dc:date>
    <meta:editing-duration>PT7M33S</meta:editing-duration>
    <meta:editing-cycles>1</meta:editing-cycles>
    <meta:document-statistic meta:table-count="1" meta:cell-count="16" meta:object-count="0"/>
    <meta:generator>LibreOffice/7.5.0.3$Linux_X86_64 LibreOffice_project/50$Build-3</meta:generator>
  </office:meta>
</office:document-meta>
</file>